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53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662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1.003cm" fo:break-before="auto" style:use-optimal-row-height="true"/>
    </style:style>
    <style:style style:name="ro3" style:family="table-row">
      <style:table-row-properties style:row-height="5.528cm" fo:break-before="auto" style:use-optimal-row-height="true"/>
    </style:style>
    <style:style style:name="ro4" style:family="table-row">
      <style:table-row-properties style:row-height="5.95cm" fo:break-before="auto" style:use-optimal-row-height="true"/>
    </style:style>
    <style:style style:name="ro5" style:family="table-row">
      <style:table-row-properties style:row-height="8.056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9.319cm" fo:break-before="auto" style:use-optimal-row-height="true"/>
    </style:style>
    <style:style style:name="ro8" style:family="table-row">
      <style:table-row-properties style:row-height="8.475cm" fo:break-before="auto" style:use-optimal-row-height="true"/>
    </style:style>
    <style:style style:name="ro9" style:family="table-row">
      <style:table-row-properties style:row-height="7.6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Questão</text:p>
          </table:table-cell>
          <table:table-cell office:value-type="string">
            <text:p>Alternativa correta</text:p>
          </table:table-cell>
          <table:table-cell office:value-type="string">
            <text:p>Resposta CHATGPT 4o</text:p>
          </table:table-cell>
          <table:table-cell office:value-type="string">
            <text:p>Resposta Gemma2-9b-It</text:p>
          </table:table-cell>
          <table:table-cell office:value-type="string">
            <text:p>Llama-3.1-8b-Instant</text:p>
          </table:table-cell>
        </table:table-row>
        <table:table-row table:style-name="ro2">
          <table:table-cell office:value-type="string">
            <text:p>Os experimentos de difração e interferência da luz realizados</text:p>
            <text:p>no período de 1800 a 1803, em analogia com os processos de</text:p>
            <text:p>interferência das ondas acústicas, corroboraram a natureza</text:p>
            <text:p>ondulatória da luz. Por outro lado, Einstein introduziu, em</text:p>
            <text:p>1905, o conceito de fóton, em que cada componente</text:p>
            <text:p>monocromática de frequência $ f $ da radiação seria equivalente</text:p>
            <text:p>a um sistema de partículas idênticas sem massa, cada qual</text:p>
            <text:p>com energia $ hf $, sendo $ h \aproxx 6,626 \times 10^{-34} J.s $ constante de</text:p>
            <text:p>Planck. A hipótese da existência de fótons só teve ampla</text:p>
            <text:p>aceitação após os experimentos de Compton, em 1922, sobre</text:p>
            <text:p>o espalhamento da radiação eletromagnética na faixa dos</text:p>
            <text:p>raios X por alvos de elementos leves, como o grafite.” Adaptado de F. Caruso e V. Oguri, Sobre a necessidade do conceito de fóton,</text:p>
            <text:p>RBEF 43, e20210011 (2021).</text:p>
            <text:p/>
            <text:p>De acordo com o texto e seus conhecimentos, é correto</text:p>
            <text:p>afirmar:</text:p>
            <text:p>(A) A radiação eletromagnética apresenta somente</text:p>
            <text:p>comportamento ondulatório.</text:p>
            <text:p>(B) Os experimentos de Compton mostraram que feixes de</text:p>
            <text:p>raios X exibem comportamento corpuscular.</text:p>
            <text:p>(C) A energia de um fóton independe de seu comprimento de</text:p>
            <text:p>onda.</text:p>
            <text:p>(D) A hipótese da natureza corpuscular da radiação está em</text:p>
            <text:p>desacordo com os resultados experimentais.</text:p>
            <text:p>(E) Einstein demonstrou que os experimentos de difração e</text:p>
            <text:p>interferência da luz deveriam estar incorretos.</text:p>
          </table:table-cell>
          <table:table-cell table:number-columns-repeated="4" office:value-type="string">
            <text:p>B</text:p>
          </table:table-cell>
        </table:table-row>
        <table:table-row table:style-name="ro3">
          <table:table-cell office:value-type="string">
            <text:p>Os conceitos de moda, mediana, média e amplitude definem</text:p>
            <text:p>medidas utilizadas para estudar um conjunto de informações</text:p>
            <text:p>numéricas. Por exemplo, na lista de 5 números (2, 2, 4, 8, 14),</text:p>
            <text:p>temos que a moda é igual a 2, a mediana é igual a 4, a média</text:p>
            <text:p>é igual 6 e a amplitude é igual a 12.</text:p>
            <text:p>Assinale a alternativa que representa a quantidade de listas</text:p>
            <text:p>de 5 números inteiros positivos que cumprem a condição:</text:p>
            <text:p>moda = mediana = média = amplitude = 23.</text:p>
            <text:p>(A) 8</text:p>
            <text:p>(B) 9</text:p>
            <text:p>(C) 11</text:p>
            <text:p>(D) 22</text:p>
            <text:p>(E) 44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E</text:p>
          </table:table-cell>
        </table:table-row>
        <table:table-row table:style-name="ro4">
          <table:table-cell office:value-type="string">
            <text:p>Uma das modalidades de skate é o bowl, disputado em um</text:p>
            <text:p>espaço em formato aproximado de bacia. Supondo um bowl</text:p>
            <text:p>com profundidade de 2,45 m, qual a máxima velocidade que</text:p>
            <text:p>um skatista, partindo do repouso no ponto mais alto da bacia,</text:p>
            <text:p>poderia alcançar no ponto mais baixo?</text:p>
            <text:p/>
            <text:p>Note e adote:</text:p>
            <text:p>Aceleração da gravidade (g) = 10m/s^2</text:p>
            <text:p/>
            <text:p>(A) 3 m/s</text:p>
            <text:p>(B) 5 m/s</text:p>
            <text:p>(C) 7 m/s</text:p>
            <text:p>(D) 9 m/s</text:p>
            <text:p>(E) 11 m/s</text:p>
          </table:table-cell>
          <table:table-cell table:number-columns-repeated="4" office:value-type="string">
            <text:p>C</text:p>
          </table:table-cell>
        </table:table-row>
        <table:table-row table:style-name="ro5">
          <table:table-cell office:value-type="string">
            <text:p>Em uma feira de produtos orgânicos é vendido arroz a granel.</text:p>
            <text:p>A gerente da feira decidiu oferecer descontos progressivos na</text:p>
            <text:p>venda de arroz, de acordo com os seguintes critérios:</text:p>
            <text:p>• Quem comprar exatamente 1 kg de arroz paga</text:p>
            <text:p>R$ 5,00.</text:p>
            <text:p>• Quanto maior for a quantidade que o cliente</text:p>
            <text:p>comprar, maior será o total a pagar.</text:p>
            <text:p>• Quanto maior for a quantidade que o cliente</text:p>
            <text:p>comprar, menor será o valor por quilo.</text:p>
            <text:p>Cada uma das alternativas listadas apresenta uma possível</text:p>
            <text:p>fórmula para o total que o cliente irá pagar, em reais, se</text:p>
            <text:p>comprar uma quantidade 𝑥, em quilos, de arroz. A única</text:p>
            <text:p>alternativa que atende aos critérios estabelecidos é:</text:p>
            <text:p/>
            <text:p>(A) $5x^2$</text:p>
            <text:p>(B) $5 \sqrt{x} $</text:p>
            <text:p>(C) $ \frac{5}{x} $</text:p>
            <text:p>(D) $ 5x $</text:p>
            <text:p>(E) $ 5x -x^2 $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6">
          <table:table-cell office:value-type="string">
            <text:p>Joana comprou um celular e dividiu o pagamento em 24</text:p>
            <text:p>parcelas mensais que formam uma progressão aritmética</text:p>
            <text:p>crescente. As três primeiras parcelas foram de R$ 120,00,</text:p>
            <text:p>R$ 126,00 e R$ 132,00. Sabendo que, ao final, constatou-se</text:p>
            <text:p>que Joana não pagou a 19ª parcela, o valor pago por ela foi:</text:p>
            <text:p/>
            <text:p>(A) R$ 3.954,00</text:p>
            <text:p>(B) R$ 4.026,00</text:p>
            <text:p>(C) R$ 4.200,00</text:p>
            <text:p>(D) R$ 4.308,00</text:p>
            <text:p>(E) R$ 4.382,00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</table:table-row>
        <table:table-row table:style-name="ro4">
          <table:table-cell office:value-type="string">
            <text:p>André e Bianca possuem automóveis que podem ser</text:p>
            <text:p>abastecidos com etanol, gasolina ou uma mistura dos dois</text:p>
            <text:p>combustíveis. Em um mesmo posto de combustível, André</text:p>
            <text:p>abasteceu seu carro com 18 litros da bomba de etanol e 32</text:p>
            <text:p>litros da bomba de gasolina; já Bianca abasteceu seu carro</text:p>
            <text:p>com 30 litros da bomba de etanol e 20 litros da bomba de</text:p>
            <text:p>gasolina. Sabendo que o valor total pago por André foi 10%</text:p>
            <text:p>maior do que o pago por Bianca, a razão entre os preços, por</text:p>
            <text:p>litro, de etanol e de gasolina é:</text:p>
            <text:p>(A) 5/8</text:p>
            <text:p>(B) 2⁄3</text:p>
            <text:p>(C) 7⁄10</text:p>
            <text:p>(D) 3⁄4</text:p>
            <text:p>(E) 4⁄5</text:p>
          </table:table-cell>
          <table:table-cell table:number-columns-repeated="4" office:value-type="string">
            <text:p>B</text:p>
          </table:table-cell>
        </table:table-row>
        <table:table-row table:style-name="ro4">
          <table:table-cell office:value-type="string">
            <text:p>O Brasil é o país recordista mundial em queda de raios, com</text:p>
            <text:p>uma estimativa de mais de 70 milhões de eventos desse tipo</text:p>
            <text:p>por ano.</text:p>
            <text:p>Uma descarga elétrica dessas pode envolver campos elétricos</text:p>
            <text:p>da ordem de dez kilovolts por metro e um deslocamento de</text:p>
            <text:p>30 coulombs de carga em um milésimo de segundo.</text:p>
            <text:p>Com base nessas estimativas e assumindo o campo elétrico</text:p>
            <text:p>como sendo constante, a potência associada a um raio de</text:p>
            <text:p>100 m de comprimento corresponde a:</text:p>
            <text:p>(A) 30 GW</text:p>
            <text:p>(B) 3 GW</text:p>
            <text:p>(C) 300 MW</text:p>
            <text:p>(D) 30 MW</text:p>
            <text:p>(E) 3 MW</text:p>
          </table:table-cell>
          <table:table-cell table:number-columns-repeated="4" office:value-type="string">
            <text:p>A</text:p>
          </table:table-cell>
        </table:table-row>
        <table:table-row table:style-name="ro7">
          <table:table-cell office:value-type="string">
            <text:p>Um tradicional brinquedo infantil, conhecido como bate-bate,</text:p>
            <text:p>é composto por duas esferas (bolinhas) de massas iguais</text:p>
            <text:p>conectadas cada qual por uma corda e amarradas num ponto</text:p>
            <text:p>comum. Desloca-se a bolinha 1 de uma altura ℎ.</text:p>
            <text:p/>
            <text:p>Note e adote:</text:p>
            <text:p>Desconsiderar a massa da goma.</text:p>
            <text:p/>
            <text:p>Ao soltar a esfera 1, ela colidirá com a bolinha 2, inicialmente</text:p>
            <text:p>em repouso. Supondo que a colisão seja perfeitamente</text:p>
            <text:p>elástica, verifica-se que, após a colisão, a esfera 2 subirá para</text:p>
            <text:p>a mesma altura ℎ. Imagine agora que uma pequena goma</text:p>
            <text:p>colante seja colocada numa das esferas de modo que, após a</text:p>
            <text:p>colisão, ambas permaneçam unidas. Neste caso, após a</text:p>
            <text:p>colisão, a altura alcançada pelo sistema formado pelas duas</text:p>
            <text:p>bolinhas unidas será:</text:p>
            <text:p/>
            <text:p>(A) ℎ/8</text:p>
            <text:p>(B) ℎ/4</text:p>
            <text:p>(C) ℎ/3</text:p>
            <text:p>(D) ℎ/2</text:p>
            <text:p>(E) ℎ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8">
          <table:table-cell office:value-type="string">
            <text:p>O telescópio espacial James Webb, lançado em dezembro de</text:p>
            <text:p>2021, move-se nas proximidades de um ponto especial</text:p>
            <text:p>chamado ponto de Lagrange, sobre o qual um objeto orbita o</text:p>
            <text:p>Sol com o mesmo período de translação que a Terra. O</text:p>
            <text:p>esquema a seguir, fora de escala, representa o Sol, a Terra e o</text:p>
            <text:p>telescópio Webb, com as respectivas massas e distâncias</text:p>
            <text:p>indicadas.</text:p>
            <text:p/>
            <text:p>A força resultante necessária para manter um objeto de</text:p>
            <text:p>massa $ m $ em uma órbita circular de raio $ R $ com velocidade angular $ \ômega $ é $ F = m\ômega^2 R. Sendo $ F_T $ e $ F_W $ as intensidades das forças gravitacionais resultantes sobre a Terra e sobre o telescópio, respectivamente, assinale a alternativa que descreve a razão $ \frac{F_W}{F_T} $ entre essas forças.</text:p>
            <text:p/>
            <text:p>(A) $ \frac{F_W}{F_T} = \frac{m_W R_T}{m_T R_W} $</text:p>
            <text:p/>
            <text:p>(B) $ \frac{F_W}{F_T} = \frac{(m_T + m_S)R_W}{m_T R_T} $</text:p>
            <text:p/>
            <text:p>(C) $ \frac{F_W}{F_T} = \frac{m_W R_W}{m_T R_T} $</text:p>
            <text:p/>
            <text:p>(D) $ \frac{F_W}{F_T} = \frac{m_W (R_W - R_T)}{m_T R_T} $</text:p>
            <text:p/>
            <text:p>(E) $ \frac{F_W}{F_T} = \frac{m_T (R_W - R_T)}{m_w R_T} $</text:p>
          </table:table-cell>
          <table:table-cell table:number-columns-repeated="3" office:value-type="string">
            <text:p>C</text:p>
          </table:table-cell>
          <table:table-cell office:value-type="string">
            <text:p>A</text:p>
          </table:table-cell>
        </table:table-row>
        <table:table-row table:style-name="ro9">
          <table:table-cell office:value-type="string">
            <text:p>O slam ball é um exercício funcional no qual o praticante eleva</text:p>
            <text:p>uma bola especial acima da cabeça e, após uma breve pausa,</text:p>
            <text:p>a atira no chão.</text:p>
            <text:p/>
            <text:p>Note e adote:</text:p>
            <text:p>Considere 1 cal = 4,2 J e g = 10 m/s2.</text:p>
            <text:p/>
            <text:p>Considere uma pessoa de 1,70 m que eleva uma bola de 6 kg</text:p>
            <text:p>a uma altura de 40 cm acima da sua cabeça. Em seguida, a</text:p>
            <text:p>pessoa realiza sobre a bola um trabalho adicional de 10 calorias para arremessá-la. Se a colisão da bola com o solo for</text:p>
            <text:p>perfeitamente inelástica, a energia total dissipada na colisão</text:p>
            <text:p>será de</text:p>
            <text:p/>
            <text:p>(A) 10 cal.</text:p>
            <text:p>(B) 20 cal.</text:p>
            <text:p>(C) 30 cal.</text:p>
            <text:p>(D) 40 cal.</text:p>
            <text:p>(E) 50 cal.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7">27/08/2024</text:date>, <text:time>17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5M38S</meta:editing-duration>
    <meta:editing-cycles>5</meta:editing-cycles>
    <meta:generator>OpenOffice/4.1.6$Win32 OpenOffice.org_project/416m1$Build-9790</meta:generator>
    <dc:date>2024-08-27T17:37:42.44</dc:date>
    <dc:creator>Allan Spadini</dc:creator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